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.126cm" fo:min-width="0.065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9" style:family="graphic" style:parent-style-name="standard">
      <style:graphic-properties draw:textarea-horizontal-align="justify" draw:textarea-vertical-align="middle" draw:auto-grow-height="false" fo:min-height="0.149cm" fo:min-width="0.098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/>
    </style:style>
    <style:style style:name="P3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4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T1" style:family="text">
      <style:text-properties style:text-position="0% 100%"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5.9cm" svg:y1="6cm" svg:x2="25.9cm" svg:y2="10cm">
          <text:p/>
        </draw:line>
        <draw:line draw:style-name="gr1" draw:text-style-name="P1" draw:layer="layout" svg:x1="6.9cm" svg:y1="6cm" svg:x2="6.9cm" svg:y2="14cm">
          <text:p/>
        </draw:line>
        <draw:frame draw:style-name="gr2" draw:text-style-name="P3" draw:layer="layout" svg:width="4.1cm" svg:height="1.825cm" svg:x="3cm" svg:y="7.1cm">
          <draw:text-box>
            <text:p text:style-name="P2"><text:span text:style-name="T1">V</text:span><text:span text:style-name="T2">2</text:span><text:span text:style-name="T1">=230n V</text:span></text:p>
          </draw:text-box>
        </draw:frame>
        <draw:line draw:style-name="gr1" draw:text-style-name="P1" draw:layer="layout" svg:x1="9.9cm" svg:y1="2cm" svg:x2="3cm" svg:y2="2cm">
          <text:p/>
        </draw:line>
        <draw:line draw:style-name="gr1" draw:text-style-name="P1" draw:layer="layout" svg:x1="2.9cm" svg:y1="2cm" svg:x2="2.9cm" svg:y2="15.9cm">
          <text:p/>
        </draw:line>
        <draw:custom-shape draw:style-name="gr3" draw:text-style-name="P4" draw:layer="measurelines" svg:width="0.4cm" svg:height="0.4cm" svg:x="2.7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measurelines" svg:width="0.4cm" svg:height="0.4cm" svg:x="2.7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9cm" svg:y1="2cm" svg:x2="9.9cm" svg:y2="4cm">
          <text:p/>
        </draw:line>
        <draw:line draw:style-name="gr4" draw:text-style-name="P5" draw:layer="layout" svg:x1="9.9cm" svg:y1="4cm" svg:x2="7.9cm" svg:y2="6cm">
          <text:p/>
        </draw:line>
        <draw:line draw:style-name="gr4" draw:text-style-name="P5" draw:layer="layout" svg:x1="11.9cm" svg:y1="6cm" svg:x2="9.9cm" svg:y2="8cm">
          <text:p/>
        </draw:line>
        <draw:line draw:style-name="gr4" draw:text-style-name="P5" draw:layer="layout" svg:x1="9.9cm" svg:y1="4cm" svg:x2="11.9cm" svg:y2="6cm">
          <text:p/>
        </draw:line>
        <draw:line draw:style-name="gr4" draw:text-style-name="P5" draw:layer="layout" svg:x1="7.9cm" svg:y1="6cm" svg:x2="9.9cm" svg:y2="8cm">
          <text:p/>
        </draw:line>
        <draw:g>
          <draw:custom-shape draw:style-name="gr5" draw:text-style-name="P6" draw:layer="layout" svg:width="1.129cm" svg:height="1.129cm" draw:transform="rotate (0.785398163397448) translate (8.2cm 4.90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9.001cm" svg:y1="4.072cm" svg:x2="9.868cm" svg:y2="4.939cm">
            <text:p/>
          </draw:line>
        </draw:g>
        <draw:g>
          <draw:custom-shape draw:style-name="gr5" draw:text-style-name="P6" draw:layer="layout" svg:width="1.129cm" svg:height="1.129cm" draw:transform="rotate (0.785398163397448) translate (10.2cm 6.92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11.001cm" svg:y1="6.1cm" svg:x2="11.868cm" svg:y2="6.967cm">
            <text:p/>
          </draw:line>
        </draw:g>
        <draw:g>
          <draw:custom-shape draw:style-name="gr5" draw:text-style-name="P6" draw:layer="layout" svg:width="1.129cm" svg:height="1.129cm" draw:transform="rotate (2.35619449019234) translate (10.891cm 5.79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11.729cm" svg:y1="4.996cm" svg:x2="10.862cm" svg:y2="5.863cm">
            <text:p/>
          </draw:line>
        </draw:g>
        <draw:g>
          <draw:custom-shape draw:style-name="gr5" draw:text-style-name="P6" draw:layer="layout" svg:width="1.129cm" svg:height="1.129cm" draw:transform="rotate (2.35619449019234) translate (8.862cm 7.73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9.7cm" svg:y1="6.933cm" svg:x2="8.833cm" svg:y2="7.8cm">
            <text:p/>
          </draw:line>
        </draw:g>
        <draw:frame draw:style-name="gr7" draw:text-style-name="P8" draw:layer="layout" svg:width="1.2cm" svg:height="1.114cm" svg:x="7.4cm" svg:y="3.8cm">
          <draw:text-box>
            <text:p>D<text:span text:style-name="T3">2</text:span></text:p>
          </draw:text-box>
        </draw:frame>
        <draw:frame draw:style-name="gr7" draw:text-style-name="P8" draw:layer="layout" svg:width="1.2cm" svg:height="1.114cm" svg:x="7.3cm" svg:y="7.086cm">
          <draw:text-box>
            <text:p>D<text:span text:style-name="T3">4</text:span></text:p>
          </draw:text-box>
        </draw:frame>
        <draw:frame draw:style-name="gr7" draw:text-style-name="P8" draw:layer="layout" svg:width="1.2cm" svg:height="1.114cm" svg:x="11.2cm" svg:y="7.2cm">
          <draw:text-box>
            <text:p>D<text:span text:style-name="T3">3</text:span></text:p>
          </draw:text-box>
        </draw:frame>
        <draw:frame draw:style-name="gr7" draw:text-style-name="P8" draw:layer="layout" svg:width="1.2cm" svg:height="1.114cm" svg:x="11cm" svg:y="3.5cm">
          <draw:text-box>
            <text:p>D<text:span text:style-name="T3">1</text:span></text:p>
          </draw:text-box>
        </draw:frame>
        <draw:line draw:style-name="gr1" draw:text-style-name="P1" draw:layer="layout" svg:x1="9.9cm" svg:y1="8cm" svg:x2="9.9cm" svg:y2="16cm">
          <text:p/>
        </draw:line>
        <draw:line draw:style-name="gr1" draw:text-style-name="P1" draw:layer="layout" svg:x1="9.9cm" svg:y1="16cm" svg:x2="3cm" svg:y2="16cm">
          <text:p/>
        </draw:line>
        <draw:line draw:style-name="gr4" draw:text-style-name="P5" draw:layer="layout" svg:x1="7.9cm" svg:y1="6cm" svg:x2="6.9cm" svg:y2="6cm">
          <text:p/>
        </draw:line>
        <draw:line draw:style-name="gr1" draw:text-style-name="P1" draw:layer="layout" svg:x1="28.9cm" svg:y1="6cm" svg:x2="11.9cm" svg:y2="6cm">
          <text:p/>
        </draw:line>
        <draw:line draw:style-name="gr1" draw:text-style-name="P1" draw:layer="layout" svg:x1="28.9cm" svg:y1="15cm" svg:x2="10.6cm" svg:y2="15cm">
          <text:p/>
        </draw:line>
        <draw:line draw:style-name="gr4" draw:text-style-name="P5" draw:layer="layout" svg:x1="6.9cm" svg:y1="14cm" svg:x2="9.9cm" svg:y2="14cm">
          <text:p/>
        </draw:line>
        <draw:path draw:style-name="gr4" draw:text-style-name="P5" draw:layer="layout" svg:width="0.899cm" svg:height="0.999cm" svg:x="9.7cm" svg:y="14cm" svg:viewBox="0 0 900 1000" svg:d="M0 0c144 19 288-17 436 50 236 107 329 319 383 525 34 131 48 267 81 400v25">
          <text:p/>
        </draw:path>
        <draw:line draw:style-name="gr1" draw:text-style-name="P1" draw:layer="layout" svg:x1="18.9cm" svg:y1="6cm" svg:x2="18.9cm" svg:y2="15cm">
          <text:p/>
        </draw:line>
        <draw:custom-shape draw:style-name="gr8" draw:text-style-name="P4" draw:layer="layout" svg:width="2.701cm" svg:height="0.8cm" draw:transform="rotate (-1.5707963267949) translate (19.3cm 9.0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4" draw:text-style-name="P5" draw:layer="layout" svg:x1="14.9cm" svg:y1="6cm" svg:x2="14.9cm" svg:y2="8.9cm">
          <text:p/>
        </draw:line>
        <draw:g>
          <draw:line draw:style-name="gr6" draw:text-style-name="P7" draw:layer="layout" svg:x1="13.9cm" svg:y1="10.084cm" svg:x2="15.916cm" svg:y2="10.084cm">
            <text:p/>
          </draw:line>
          <draw:line draw:style-name="gr6" draw:text-style-name="P7" draw:layer="layout" svg:x1="13.9cm" svg:y1="10.084cm" svg:x2="15.916cm" svg:y2="10.084cm">
            <text:p/>
          </draw:line>
          <draw:line draw:style-name="gr6" draw:text-style-name="P7" draw:layer="layout" svg:x1="13.9cm" svg:y1="10.984cm" svg:x2="15.916cm" svg:y2="10.984cm">
            <text:p/>
          </draw:line>
          <draw:line draw:style-name="gr6" draw:text-style-name="P7" draw:layer="layout" svg:x1="14.894cm" svg:y1="12.2cm" svg:x2="14.91cm" svg:y2="10.977cm">
            <text:p/>
          </draw:line>
          <draw:line draw:style-name="gr6" draw:text-style-name="P7" draw:layer="layout" svg:x1="14.894cm" svg:y1="10.102cm" svg:x2="14.91cm" svg:y2="8.879cm">
            <text:p/>
          </draw:line>
        </draw:g>
        <draw:line draw:style-name="gr4" draw:text-style-name="P5" draw:layer="layout" svg:x1="14.9cm" svg:y1="12.2cm" svg:x2="14.9cm" svg:y2="15cm">
          <text:p/>
        </draw:line>
        <draw:custom-shape draw:style-name="gr8" draw:text-style-name="P4" draw:layer="layout" svg:width="2.701cm" svg:height="0.8cm" svg:x="21.011cm" svg:y="5.556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6" draw:layer="layout" svg:width="1.196cm" svg:height="1.197cm" draw:transform="rotate (-3.14159265358979) translate (26.498cm 8.0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26.52cm" svg:y1="8.1cm" svg:x2="25.22cm" svg:y2="8.1cm">
            <text:p/>
          </draw:line>
        </draw:g>
        <draw:g>
          <draw:custom-shape draw:style-name="gr9" draw:text-style-name="P6" draw:layer="layout" svg:width="1.196cm" svg:height="1.197cm" draw:transform="rotate (-3.14159265358979) translate (26.498cm 9.6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26.52cm" svg:y1="9.7cm" svg:x2="25.22cm" svg:y2="9.7cm">
            <text:p/>
          </draw:line>
        </draw:g>
        <draw:custom-shape draw:style-name="gr3" draw:text-style-name="P4" draw:layer="layout" svg:width="0.4cm" svg:height="0.4cm" svg:x="28.7cm" svg:y="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28.7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1.6cm" svg:height="1.114cm" svg:x="21.8cm" svg:y="4.4cm">
          <draw:text-box>
            <text:p>R<text:span text:style-name="T3">2</text:span></text:p>
          </draw:text-box>
        </draw:frame>
        <draw:frame draw:style-name="gr7" draw:text-style-name="P8" draw:layer="layout" svg:width="1.6cm" svg:height="1.114cm" svg:x="19.3cm" svg:y="9.986cm">
          <draw:text-box>
            <text:p>R<text:span text:style-name="T3">1</text:span></text:p>
          </draw:text-box>
        </draw:frame>
        <draw:g>
          <draw:line draw:style-name="gr6" draw:text-style-name="P7" draw:layer="layout" svg:x1="23.045cm" svg:y1="15.741cm" svg:x2="20.6cm" svg:y2="15.741cm">
            <text:p/>
          </draw:line>
          <draw:line draw:style-name="gr6" draw:text-style-name="P7" draw:layer="layout" svg:x1="23.046cm" svg:y1="15.733cm" svg:x2="20.601cm" svg:y2="15.733cm">
            <text:p/>
          </draw:line>
          <draw:line draw:style-name="gr6" draw:text-style-name="P7" draw:layer="layout" svg:x1="21.265cm" svg:y1="16.053cm" svg:x2="22.48cm" svg:y2="16.061cm">
            <text:p/>
          </draw:line>
          <draw:line draw:style-name="gr6" draw:text-style-name="P7" draw:layer="layout" svg:x1="21.592cm" svg:y1="16.332cm" svg:x2="22.176cm" svg:y2="16.335cm">
            <text:p/>
          </draw:line>
          <draw:line draw:style-name="gr6" draw:text-style-name="P7" draw:layer="layout" svg:x1="21.854cm" svg:y1="15.713cm" svg:x2="21.869cm" svg:y2="15cm">
            <text:p/>
          </draw:line>
        </draw:g>
        <draw:frame draw:style-name="gr7" draw:text-style-name="P8" draw:layer="layout" svg:width="1.6cm" svg:height="1.114cm" svg:x="15.9cm" svg:y="9.986cm">
          <draw:text-box>
            <text:p><text:span text:style-name="T4">C</text:span><text:span text:style-name="T3">1</text:span></text:p>
          </draw:text-box>
        </draw:frame>
        <draw:frame draw:style-name="gr10" draw:text-style-name="P8" draw:layer="layout" svg:width="2.6cm" svg:height="1.673cm" svg:x="25.301cm" svg:y="9.927cm">
          <draw:text-box>
            <text:p>… x18</text:p>
          </draw:text-box>
        </draw:frame>
        <draw:line draw:style-name="gr1" draw:text-style-name="P1" draw:layer="layout" svg:x1="25.9cm" svg:y1="11cm" svg:x2="25.9cm" svg:y2="15cm">
          <text:p/>
        </draw:line>
        <draw:g>
          <draw:custom-shape draw:style-name="gr9" draw:text-style-name="P6" draw:layer="layout" svg:width="1.196cm" svg:height="1.197cm" draw:transform="rotate (-3.14159265358979) translate (26.498cm 12.57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26.52cm" svg:y1="12.6cm" svg:x2="25.22cm" svg:y2="12.6cm">
            <text:p/>
          </draw:line>
        </draw:g>
        <draw:g>
          <draw:custom-shape draw:style-name="gr9" draw:text-style-name="P6" draw:layer="layout" svg:width="1.196cm" svg:height="1.197cm" draw:transform="rotate (-3.14159265358979) translate (26.498cm 14.09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7" draw:layer="layout" svg:x1="26.52cm" svg:y1="14.119cm" svg:x2="25.22cm" svg:y2="14.119cm">
            <text:p/>
          </draw:line>
        </draw:g>
        <draw:custom-shape draw:style-name="gr11" draw:text-style-name="P9" draw:layer="layout" svg:width="1.842cm" svg:height="1.843cm" svg:x="2cm" svg:y="8.057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1.6cm" svg:height="1.114cm" svg:x="29.7cm" svg:y="7.786cm">
          <draw:text-box>
            <text:p>V<text:span text:style-name="T3">out</text:span></text:p>
          </draw:text-box>
        </draw:frame>
        <draw:frame draw:style-name="gr7" draw:text-style-name="P8" draw:layer="layout" svg:width="1.6cm" svg:height="1.114cm" svg:x="28.9cm" svg:y="6.386cm">
          <draw:text-box>
            <text:p>+</text:p>
          </draw:text-box>
        </draw:frame>
        <draw:frame draw:style-name="gr7" draw:text-style-name="P8" draw:layer="layout" svg:width="1.6cm" svg:height="1.114cm" svg:x="29.1cm" svg:y="13.9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5-08T20:30:28.722870311</dc:date>
    <meta:editing-duration>PT57M38S</meta:editing-duration>
    <meta:editing-cycles>10</meta:editing-cycles>
    <meta:generator>LibreOffice/6.4.6.2$Linux_X86_64 LibreOffice_project/40$Build-2</meta:generator>
    <meta:document-statistic meta:object-count="75"/>
  </office:meta>
</office:document-meta>
</file>